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eaders( @ Header String foo , @ Headers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stenableFutureController.handleListenableFutur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nnotationMethodMessageHandlerTests.headerArgumentResol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SimpAnnotationMethodMessageHandler.TestSimpAnnotationMethodMessageHandler( SimpMessageSendingOperations brokerTemplate , SubscribableChannel clientInboundChannel , MessageChannel clientOutbound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dotPathSepa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ngTestValidator.StringTestValidator( String invali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Controller.handleValid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optionalHeaders( @ Header ( name = "foo" , required = false ) String foo1 , @ Header ( "foo" ) Optional &lt; String &gt; foo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nnotationMethodMessageHandlerTests.placeho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AnnotationMethodMessageHandlerTests.fluxNotHand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roller.payloadValidation( @ Validated @ Payload String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messageMappingDestinationVariable( @ DestinationVariable ( "foo" ) String param1 , @ DestinationVariable ( "name" ) String para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nnotationMethodMessageHandlerTests.exceptionWithHandlerMethodAr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AnnotationMethodMessageHandlerTests.validation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handleExceptionWithHandlerMethodArg( IllegalStateException ex ,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PathSeparatorController.handle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Controller.handle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errorAs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FutureController.handleComplet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nnotationMethodMessageHandlerTests.optionalHeaderArgumentResolutionWhen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AnnotationMethodMessageHandlerTests.simp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roller.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nnotationMethodMessag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SimpAnnotationMethodMessageHandler.registerHandler(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messageMappingDestinationVariableResol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handleValid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subscribeEventDestinationVariableResol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AnnotationMethodMessageHandlerTests.monoSuc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stenableFutureController.handleListenableFu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nnotationMethodMessageHandlerTests.createMessage( String destination ,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completableFuture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TestValidator.validate( @ Nullable Object target , Errors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AnnotationMethodMessageHandlerTests.listenableFutureSuc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stenableFutureController.handleValid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subscribeEventDestinationVariable( @ DestinationVariable ( "foo" ) String param1 , @ DestinationVariable ( "name" ) String para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ontroller.handleErrorWithHandlerMethodArg( Error ex ,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AnnotationMethodMessageHandlerTests.createMessage( String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mono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Test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tableFutureController.handleValid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illeg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errorAsMessageHandling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AnnotationMethodMessageHandlerTests.optionalHeaderArgumentResolutionWhenNotPres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simpleBinding( @ DestinationVariable ( "id" )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nnotationMethodMessageHandlerTests.simpleBin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ontroller.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listenableFuture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ontroller.illegalState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AnnotationMethodMessageHandlerTests.createMessage( SimpMessageType messageType , String destination , Map &lt; String , Object &gt; h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iveController.handleFl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AnnotationMethodMessageHandlerTests.completableFutureSuc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AnnotationMethodMessageHandlerTests.exceptionAsCa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